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verdana" svg:font-family="verdana, arial, helvetic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orphans="2" fo:widows="2"/>
      <style:text-properties fo:font-variant="normal" fo:text-transform="none" fo:color="#000000" fo:letter-spacing="normal" fo:font-style="normal" fo:font-weight="normal"/>
    </style:style>
    <style:style style:name="P2" style:family="paragraph" style:parent-style-name="Preformatted_20_Text">
      <style:paragraph-properties fo:orphans="2" fo:widows="2"/>
      <style:text-properties fo:font-variant="normal" fo:text-transform="none" fo:color="#000000" fo:letter-spacing="normal"/>
    </style:style>
    <style:style style:name="P3" style:family="paragraph" style:parent-style-name="Preformatted_20_Text">
      <style:text-properties fo:font-variant="normal" fo:text-transform="none" fo:color="#000000" fo:letter-spacing="normal" fo:language="es" fo:country="MX" fo:font-style="normal" fo:font-weight="normal"/>
    </style:style>
    <style:style style:name="P4" style:family="paragraph" style:parent-style-name="Preformatted_20_Text">
      <style:paragraph-properties fo:orphans="2" fo:widows="2"/>
    </style:style>
    <style:style style:name="P5"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6" style:family="paragraph" style:parent-style-name="Preformatted_20_Text">
      <style:paragraph-properties fo:margin-top="0in" fo:margin-bottom="0.1965in" fo:orphans="2" fo:widows="2"/>
      <style:text-properties fo:font-variant="normal" fo:text-transform="none" fo:color="#000000" fo:letter-spacing="normal" fo:font-style="normal" fo:font-weight="normal"/>
    </style:style>
    <style:style style:name="P7" style:family="paragraph" style:parent-style-name="Standard">
      <style:text-properties fo:language="es" fo:country="MX"/>
    </style:style>
    <style:style style:name="P8" style:family="paragraph" style:parent-style-name="Standard">
      <style:text-properties fo:font-size="13pt" fo:language="es" fo:country="MX" fo:font-weight="bold" style:font-size-asian="13pt" style:font-weight-asian="bold" style:font-size-complex="13pt" style:font-weight-complex="bold"/>
    </style:style>
    <style:style style:name="P9" style:family="paragraph" style:parent-style-name="Standard">
      <style:text-properties fo:font-variant="normal" fo:text-transform="none" fo:color="#000000" fo:letter-spacing="normal" fo:language="es" fo:country="MX" fo:font-style="normal" fo:font-weight="normal"/>
    </style:style>
    <style:style style:name="P10" style:family="paragraph" style:parent-style-name="Standard">
      <style:paragraph-properties fo:margin-left="0in" fo:margin-right="0in" fo:orphans="2" fo:widows="2" fo:text-indent="0in" style:auto-text-indent="false"/>
    </style:style>
    <style:style style:name="P11" style:family="paragraph" style:parent-style-name="Standard">
      <style:paragraph-properties fo:margin-left="0in" fo:margin-right="0in" fo:orphans="2" fo:widows="2" fo:text-indent="0in" style:auto-text-indent="false"/>
      <style:text-properties fo:font-size="14pt" fo:font-weight="bold" style:font-size-asian="14pt" style:font-weight-asian="bold" style:font-size-complex="14pt" style:font-weight-complex="bold"/>
    </style:style>
    <style:style style:name="P12" style:family="paragraph" style:parent-style-name="Text_20_body">
      <style:paragraph-properties fo:margin-left="0in" fo:margin-right="0in" fo:orphans="2" fo:widows="2" fo:text-indent="0in" style:auto-text-indent="false"/>
      <style:text-properties fo:font-variant="normal" fo:text-transform="none" fo:color="#000000" style:font-name="verdana" fo:font-size="12pt" fo:letter-spacing="normal" fo:font-style="normal" fo:font-weight="normal"/>
    </style:style>
    <style:style style:name="T1" style:family="text">
      <style:text-properties fo:font-style="normal" fo:font-weight="normal"/>
    </style:style>
    <style:style style:name="T2" style:family="text">
      <style:text-properties fo:font-variant="normal" fo:text-transform="none" fo:color="#000000" style:font-name="verdana" fo:font-size="12pt" fo:letter-spacing="normal" fo:font-style="normal" fo:font-weight="normal"/>
    </style:style>
    <style:style style:name="T3" style:family="text">
      <style:text-properties fo:language="es" fo:country="MX"/>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icio Basico para SVGAlib</text:p>
      <text:p text:style-name="P7">Un resumen, de cómo comenzar a utiligar SVGAlib</text:p>
      <text:p text:style-name="Standard"/>
      <text:p text:style-name="Standard">Ejemplo:</text:p>
      <text:p text:style-name="P5">#include &lt;stdlib.h&gt;</text:p>
      <text:p text:style-name="P1">#include &lt;vga.h&gt;</text:p>
      <text:p text:style-name="P2"><text:s/></text:p>
      <text:p text:style-name="P1">int main(void)</text:p>
      <text:p text:style-name="P1">{</text:p>
      <text:p text:style-name="P2"><text:s text:c="3"/><text:span text:style-name="T1">vga_init();</text:span></text:p>
      <text:p text:style-name="P2"><text:s text:c="3"/><text:span text:style-name="T1">vga_setmode(G320x200x256);</text:span></text:p>
      <text:p text:style-name="P2"><text:s text:c="3"/><text:span text:style-name="T1">vga_setcolor(4);</text:span></text:p>
      <text:p text:style-name="P2"><text:s text:c="3"/><text:span text:style-name="T1">vga_drawpixel(10, 10);</text:span></text:p>
      <text:p text:style-name="P2"><text:s/></text:p>
      <text:p text:style-name="P2"><text:s text:c="3"/><text:span text:style-name="T1">sleep(5);</text:span></text:p>
      <text:p text:style-name="P2"><text:s text:c="3"/><text:span text:style-name="T1">vga_setmode(TEXT);</text:span></text:p>
      <text:p text:style-name="P4"/>
      <text:p text:style-name="P2"><text:s text:c="3"/><text:span text:style-name="T1">return EXIT_SUCCESS;</text:span></text:p>
      <text:p text:style-name="P6">}</text:p>
      <text:p text:style-name="P10">Esto va a pintar un solo píxel rojo en la pantalla. Después de cinco segundos, se restablecerá la consola en modo texto y se cerrará.</text:p>
      <text:p text:style-name="P10"/>
      <text:p text:style-name="P11">Colores B<text:span text:style-name="T3">ásicos.</text:span></text:p>
      <text:p text:style-name="Standard"/>
      <text:p text:style-name="P12">vga_setcolor( <text:span text:style-name="T3">numero</text:span> ) :</text:p>
      <text:p text:style-name="P5">0 <text:s text:c="5"/>- black.</text:p>
      <text:p text:style-name="P1">1 <text:s text:c="5"/>- blue.</text:p>
      <text:p text:style-name="P1">2 <text:s text:c="5"/>- green.</text:p>
      <text:p text:style-name="P1">3 <text:s text:c="5"/>- cyan.</text:p>
      <text:p text:style-name="P1">4 <text:s text:c="5"/>- red.</text:p>
      <text:p text:style-name="P1">5 <text:s text:c="5"/>- magenta.</text:p>
      <text:p text:style-name="P1">6 <text:s text:c="5"/>- brown.</text:p>
      <text:p text:style-name="P1">7 <text:s text:c="5"/>- grey.</text:p>
      <text:p text:style-name="P1">8 <text:s text:c="5"/>- dark grey (light black).</text:p>
      <text:p text:style-name="P1">9 <text:s text:c="5"/>- light blue.</text:p>
      <text:p text:style-name="P1">10 <text:s text:c="4"/>- light green.</text:p>
      <text:p text:style-name="P1">11 <text:s text:c="4"/>- light cyan.</text:p>
      <text:p text:style-name="P1">12 <text:s text:c="4"/>- light red.</text:p>
      <text:p text:style-name="P1">13 <text:s text:c="4"/>- light magenta.</text:p>
      <text:p text:style-name="P1">14 <text:s text:c="4"/>- yellow (light brown).</text:p>
      <text:p text:style-name="P6">15 <text:s text:c="4"/>- white (light grey).</text:p>
      <text:p text:style-name="P9"/>
      <text:p text:style-name="P3"/>
      <text:p text:style-name="P3">Un conjunto de funciones más rápido SVGAlib: vgagl, vgagl es "una forma rápida, framebuffer nivel librería gráfica basada en SVGAlib". Básicamente, le da funciones gráficas avanzadas, tales como la habilidad para dibujar formas con un comunicado.</text:p>
      <text:p text:style-name="P3"/>
      <text:p text:style-name="P3">A continuación se muestra un programa que utiliza vgagl. Se debe mostrar una pantalla azul de la pendiente, al igual que los que utilizan algunos programas de instalación. Empieza como la luz azul en la parte superior de la pantalla, y poco a poco se desvanece a negro mientras se mueve hacia abajo. Una cosa que lo hace diferente a la del primer programa es que hace el dibujo de un invisible "virtual"</text:p>
      <text:p text:style-name="P3"><text:s/>en pantalla. Cuando todas las líneas se han dibujado, copia el dibujo terminado a lo visible "física" de la pantalla de una sola vez. Esto elimina el parpadeo de <text:soft-page-break/>pantalla, y hace que su aplicación tenga la apariencia más profesional. Me gusta pensar en la pantalla virtual como "backstage", un lugar donde los "accesorios" se pueden montar entre "actos" en el show.</text:p>
      <text:p text:style-name="P7"/>
      <text:p text:style-name="P8">Para compilar</text:p>
      <text:p text:style-name="P3">gcc -O3 -o gradient gradient.c -lvgagl -lvga</text:p>
      <text:p text:style-name="P7"/>
      <text:p text:style-name="P8">Ejemplo de codigo</text:p>
      <text:p text:style-name="P7"/>
      <text:p text:style-name="P3">#include &lt;stdlib.h&gt;</text:p>
      <text:p text:style-name="P1">#include &lt;vga.h&gt;</text:p>
      <text:p text:style-name="P1">#include &lt;vgagl.h&gt;</text:p>
      <text:p text:style-name="P4"/>
      <text:p text:style-name="P1">GraphicsContext *physicalscreen;</text:p>
      <text:p text:style-name="P1">GraphicsContext *virtualscreen;</text:p>
      <text:p text:style-name="P2"><text:s/></text:p>
      <text:p text:style-name="P1">int main(void)</text:p>
      <text:p text:style-name="P1">{</text:p>
      <text:p text:style-name="P2"><text:s text:c="3"/><text:span text:style-name="T1">int i,</text:span></text:p>
      <text:p text:style-name="P2"><text:s text:c="7"/><text:span text:style-name="T1">j,</text:span></text:p>
      <text:p text:style-name="P2"><text:s text:c="7"/><text:span text:style-name="T1">b,</text:span></text:p>
      <text:p text:style-name="P2"><text:s text:c="7"/><text:span text:style-name="T1">y,</text:span></text:p>
      <text:p text:style-name="P2"><text:s text:c="7"/><text:span text:style-name="T1">c;</text:span></text:p>
      <text:p text:style-name="P2"><text:s/></text:p>
      <text:p text:style-name="P2"><text:s text:c="3"/><text:span text:style-name="T1">vga_init();</text:span></text:p>
      <text:p text:style-name="P2"><text:s text:c="3"/><text:span text:style-name="T1">vga_setmode(G320x200x256);</text:span></text:p>
      <text:p text:style-name="P2"><text:s text:c="3"/><text:span text:style-name="T1">gl_setcontextvga(G320x200x256);</text:span></text:p>
      <text:p text:style-name="P2"><text:s text:c="3"/><text:span text:style-name="T1">physicalscreen = gl_allocatecontext();</text:span></text:p>
      <text:p text:style-name="P2"><text:s text:c="3"/><text:span text:style-name="T1">gl_getcontext(physicalscreen);</text:span></text:p>
      <text:p text:style-name="P2"><text:s text:c="3"/><text:span text:style-name="T1">gl_setcontextvgavirtual(G320x200x256);</text:span></text:p>
      <text:p text:style-name="P2"><text:s text:c="3"/><text:span text:style-name="T1">virtualscreen = gl_allocatecontext();</text:span></text:p>
      <text:p text:style-name="P2"><text:s text:c="3"/><text:span text:style-name="T1">gl_getcontext(virtualscreen);</text:span></text:p>
      <text:p text:style-name="P2"><text:s/></text:p>
      <text:p text:style-name="P2"><text:s text:c="3"/><text:span text:style-name="T1">gl_setcontext(virtualscreen);</text:span></text:p>
      <text:p text:style-name="P2"><text:s text:c="3"/><text:span text:style-name="T1">y = 0;</text:span></text:p>
      <text:p text:style-name="P2"><text:s text:c="3"/><text:span text:style-name="T1">c = 0;</text:span></text:p>
      <text:p text:style-name="P2"><text:s text:c="3"/><text:span text:style-name="T1">gl_setpalettecolor(c, 0, 0, 0);</text:span></text:p>
      <text:p text:style-name="P2"><text:s text:c="3"/><text:span text:style-name="T1">c++;</text:span></text:p>
      <text:p text:style-name="P2"><text:s text:c="3"/><text:span text:style-name="T1">for (i = 0; i &lt; 64; i++)</text:span></text:p>
      <text:p text:style-name="P2"><text:s text:c="3"/><text:span text:style-name="T1">{</text:span></text:p>
      <text:p text:style-name="P2"><text:s text:c="6"/><text:span text:style-name="T1">b = 63 - i;</text:span></text:p>
      <text:p text:style-name="P2"><text:s text:c="6"/><text:span text:style-name="T1">gl_setpalettecolor(c, 0, 0, b);</text:span></text:p>
      <text:p text:style-name="P2"><text:s text:c="6"/><text:span text:style-name="T1">for (j = 0; j &lt; 3; j++)</text:span></text:p>
      <text:p text:style-name="P2"><text:s text:c="6"/><text:span text:style-name="T1">{</text:span></text:p>
      <text:p text:style-name="P2"><text:s text:c="9"/><text:span text:style-name="T1">gl_hline(0, y, 319, c);</text:span></text:p>
      <text:p text:style-name="P2"><text:s text:c="9"/><text:span text:style-name="T1">y++;</text:span></text:p>
      <text:p text:style-name="P2"><text:s text:c="6"/><text:span text:style-name="T1">}</text:span></text:p>
      <text:p text:style-name="P2"><text:s text:c="6"/><text:span text:style-name="T1">c++;</text:span></text:p>
      <text:p text:style-name="P2"><text:s text:c="3"/><text:span text:style-name="T1">}</text:span></text:p>
      <text:p text:style-name="P2"><text:s/></text:p>
      <text:p text:style-name="P2"><text:s text:c="3"/><text:span text:style-name="T1">gl_copyscreen(physicalscreen);</text:span></text:p>
      <text:p text:style-name="P2"><text:s/></text:p>
      <text:p text:style-name="P2"><text:s text:c="3"/><text:span text:style-name="T1">vga_getch();</text:span></text:p>
      <text:p text:style-name="P2"><text:s text:c="3"/><text:span text:style-name="T1">gl_clearscreen(0);</text:span></text:p>
      <text:p text:style-name="P2"><text:s text:c="3"/><text:span text:style-name="T1">vga_setmode(TEXT);</text:span></text:p>
      <text:p text:style-name="P4"/>
      <text:p text:style-name="P2"><text:s text:c="3"/><text:span text:style-name="T1">return EXIT_SUCCESS;</text:span></text:p>
      <text:p text:style-name="P6">}</text:p>
      <text:p text:style-name="P7"><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verdana" svg:font-family="verdana, arial, helvetic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a Zeta</meta:initial-creator>
    <meta:creation-date>2012-11-25T19:42:06.33</meta:creation-date>
    <meta:document-statistic meta:table-count="0" meta:image-count="0" meta:object-count="0" meta:page-count="3" meta:paragraph-count="89" meta:word-count="389" meta:character-count="2687"/>
    <dc:date>2012-11-25T20:23:31.79</dc:date>
    <dc:creator>Paula Zeta</dc:creator>
    <meta:editing-duration>PT10M59S</meta:editing-duration>
    <meta:editing-cycles>1</meta:editing-cycles>
    <meta:generator>OpenOffice.org/3.3$Win32 OpenOffice.org_project/330m20$Build-9567</meta:generator>
  </office:meta>
</office:document-meta>
</file>